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22fe43" officeooo:paragraph-rsid="0022fe43"/>
    </style:style>
    <style:style style:name="P2" style:family="paragraph" style:parent-style-name="Standard">
      <style:text-properties officeooo:rsid="0022fe43" officeooo:paragraph-rsid="0025b555"/>
    </style:style>
    <style:style style:name="P3" style:family="paragraph" style:parent-style-name="Standard">
      <style:text-properties officeooo:rsid="0022fe43" officeooo:paragraph-rsid="003b3084"/>
    </style:style>
    <style:style style:name="P4" style:family="paragraph" style:parent-style-name="Standard">
      <style:text-properties officeooo:rsid="0025a0ef" officeooo:paragraph-rsid="0025a0ef"/>
    </style:style>
    <style:style style:name="P5" style:family="paragraph" style:parent-style-name="Standard">
      <style:text-properties officeooo:rsid="00280eb7" officeooo:paragraph-rsid="00280eb7"/>
    </style:style>
    <style:style style:name="P6" style:family="paragraph" style:parent-style-name="Standard">
      <style:text-properties officeooo:rsid="002937c8" officeooo:paragraph-rsid="002f5925"/>
    </style:style>
    <style:style style:name="P7" style:family="paragraph" style:parent-style-name="Standard">
      <style:text-properties officeooo:rsid="0029d217" officeooo:paragraph-rsid="0029d217"/>
    </style:style>
    <style:style style:name="P8" style:family="paragraph" style:parent-style-name="Standard">
      <style:text-properties officeooo:rsid="002a54ca" officeooo:paragraph-rsid="002a54ca"/>
    </style:style>
    <style:style style:name="P9" style:family="paragraph" style:parent-style-name="Standard">
      <style:text-properties officeooo:rsid="002bba7f" officeooo:paragraph-rsid="002bba7f"/>
    </style:style>
    <style:style style:name="P10" style:family="paragraph" style:parent-style-name="Standard">
      <style:text-properties officeooo:rsid="002d8b95" officeooo:paragraph-rsid="002d8b95"/>
    </style:style>
    <style:style style:name="P11" style:family="paragraph" style:parent-style-name="Standard">
      <style:text-properties officeooo:rsid="002d8b95" officeooo:paragraph-rsid="003b3084"/>
    </style:style>
    <style:style style:name="P12" style:family="paragraph" style:parent-style-name="Standard">
      <style:text-properties officeooo:rsid="002e78be" officeooo:paragraph-rsid="0030d463"/>
    </style:style>
    <style:style style:name="P13" style:family="paragraph" style:parent-style-name="Standard">
      <style:text-properties officeooo:rsid="002f5925" officeooo:paragraph-rsid="002f5925"/>
    </style:style>
    <style:style style:name="P14" style:family="paragraph" style:parent-style-name="Standard">
      <style:text-properties officeooo:rsid="0030b9bf" officeooo:paragraph-rsid="0030b9bf"/>
    </style:style>
    <style:style style:name="P15" style:family="paragraph" style:parent-style-name="Standard">
      <style:text-properties officeooo:rsid="0030c835" officeooo:paragraph-rsid="0030c835"/>
    </style:style>
    <style:style style:name="P16" style:family="paragraph" style:parent-style-name="Standard">
      <style:text-properties officeooo:rsid="003270d5" officeooo:paragraph-rsid="003270d5"/>
    </style:style>
    <style:style style:name="P17" style:family="paragraph" style:parent-style-name="Standard">
      <style:text-properties officeooo:rsid="00340599" officeooo:paragraph-rsid="00340599"/>
    </style:style>
    <style:style style:name="P18" style:family="paragraph" style:parent-style-name="Standard">
      <style:text-properties officeooo:rsid="0034ca89" officeooo:paragraph-rsid="0034ca89"/>
    </style:style>
    <style:style style:name="P19" style:family="paragraph" style:parent-style-name="Standard">
      <style:text-properties officeooo:rsid="00360f09" officeooo:paragraph-rsid="00360f09"/>
    </style:style>
    <style:style style:name="P20" style:family="paragraph" style:parent-style-name="Standard">
      <style:text-properties officeooo:rsid="00378025" officeooo:paragraph-rsid="00378025"/>
    </style:style>
    <style:style style:name="P21" style:family="paragraph" style:parent-style-name="Standard">
      <style:text-properties officeooo:paragraph-rsid="00378025"/>
    </style:style>
    <style:style style:name="P22" style:family="paragraph" style:parent-style-name="Standard">
      <style:text-properties officeooo:rsid="0039c70e" officeooo:paragraph-rsid="0039c70e"/>
    </style:style>
    <style:style style:name="P23" style:family="paragraph" style:parent-style-name="Standard">
      <style:text-properties officeooo:rsid="003a4db6" officeooo:paragraph-rsid="003a4db6"/>
    </style:style>
    <style:style style:name="P24" style:family="paragraph" style:parent-style-name="Standard">
      <style:text-properties officeooo:paragraph-rsid="002d8b95"/>
    </style:style>
    <style:style style:name="P25" style:family="paragraph" style:parent-style-name="Standard">
      <style:text-properties officeooo:rsid="003d2172" officeooo:paragraph-rsid="003d2172"/>
    </style:style>
    <style:style style:name="P26" style:family="paragraph" style:parent-style-name="Standard">
      <style:text-properties officeooo:rsid="003d2ffc" officeooo:paragraph-rsid="003d2ffc"/>
    </style:style>
    <style:style style:name="P27" style:family="paragraph" style:parent-style-name="Standard">
      <style:text-properties officeooo:rsid="003dfb31" officeooo:paragraph-rsid="003dfb31"/>
    </style:style>
    <style:style style:name="P28" style:family="paragraph" style:parent-style-name="Standard">
      <style:text-properties officeooo:paragraph-rsid="003efa36"/>
    </style:style>
    <style:style style:name="P29" style:family="paragraph" style:parent-style-name="Standard">
      <style:text-properties officeooo:rsid="0042bdc9" officeooo:paragraph-rsid="0042bdc9"/>
    </style:style>
    <style:style style:name="P30" style:family="paragraph" style:parent-style-name="Standard">
      <style:text-properties officeooo:rsid="0023cd36" officeooo:paragraph-rsid="0023cd36"/>
    </style:style>
    <style:style style:name="P31" style:family="paragraph" style:parent-style-name="Standard">
      <style:text-properties officeooo:rsid="004753a2" officeooo:paragraph-rsid="004753a2"/>
    </style:style>
    <style:style style:name="P32" style:family="paragraph" style:parent-style-name="Standard">
      <style:text-properties officeooo:rsid="0043dc50" officeooo:paragraph-rsid="0043dc50"/>
    </style:style>
    <style:style style:name="P33" style:family="paragraph" style:parent-style-name="Standard">
      <style:text-properties officeooo:rsid="0048d16a" officeooo:paragraph-rsid="0048d16a"/>
    </style:style>
    <style:style style:name="P34" style:family="paragraph" style:parent-style-name="Standard">
      <style:text-properties officeooo:rsid="00492ae2" officeooo:paragraph-rsid="00492ae2"/>
    </style:style>
    <style:style style:name="P35" style:family="paragraph" style:parent-style-name="Standard">
      <style:text-properties officeooo:rsid="00492ae2" officeooo:paragraph-rsid="00497a26"/>
    </style:style>
    <style:style style:name="P36" style:family="paragraph" style:parent-style-name="Standard">
      <style:text-properties officeooo:rsid="00492ae2" officeooo:paragraph-rsid="004a3a8a"/>
    </style:style>
    <style:style style:name="P37" style:family="paragraph" style:parent-style-name="Standard">
      <style:paragraph-properties fo:margin-top="0cm" fo:margin-bottom="0cm" style:contextual-spacing="false"/>
      <style:text-properties fo:font-variant="normal" fo:text-transform="none" fo:color="#131313" loext:opacity="100%" style:font-name="Roboto" fo:font-size="10pt" fo:letter-spacing="normal" fo:font-style="normal" style:text-underline-style="none" fo:font-weight="bold" officeooo:rsid="00212c39" officeooo:paragraph-rsid="004a3a8a" style:font-weight-asian="bold" style:font-weight-complex="bold"/>
    </style:style>
    <style:style style:name="P38" style:family="paragraph" style:parent-style-name="Standard">
      <style:paragraph-properties fo:margin-top="0cm" fo:margin-bottom="0cm" style:contextual-spacing="false"/>
      <style:text-properties fo:font-variant="normal" fo:text-transform="none" fo:color="#131313" loext:opacity="100%" style:font-name="Roboto" fo:font-size="10pt" fo:letter-spacing="normal" fo:font-style="normal" style:text-underline-style="none" fo:font-weight="bold" officeooo:rsid="00212c39" officeooo:paragraph-rsid="004a3a8a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/>
      <style:text-properties fo:font-variant="normal" fo:text-transform="none" fo:color="#131313" loext:opacity="100%" style:font-name="Roboto" fo:font-size="10pt" fo:letter-spacing="normal" fo:font-style="normal" style:text-underline-style="none" fo:font-weight="bold" officeooo:rsid="00492ae2" officeooo:paragraph-rsid="004a3a8a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/>
      <style:text-properties fo:font-variant="normal" fo:text-transform="none" fo:color="#131313" loext:opacity="100%" style:font-name="Roboto" fo:font-size="10pt" fo:letter-spacing="normal" fo:font-style="normal" style:text-underline-style="none" fo:font-weight="bold" officeooo:rsid="00228bdb" officeooo:paragraph-rsid="004a3a8a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/>
      <style:text-properties fo:font-variant="normal" fo:text-transform="none" fo:color="#131313" loext:opacity="100%" style:font-name="Roboto" fo:font-size="10pt" fo:letter-spacing="normal" fo:font-style="normal" style:text-underline-style="solid" style:text-underline-width="auto" style:text-underline-color="font-color" fo:font-weight="bold" officeooo:rsid="00211271" officeooo:paragraph-rsid="004a3a8a" style:font-size-asian="10pt" style:font-weight-asian="bold" style:font-size-complex="10pt" style:font-weight-complex="bold"/>
    </style:style>
    <style:style style:name="P42" style:family="paragraph" style:parent-style-name="Standard">
      <style:text-properties fo:font-variant="normal" fo:text-transform="none" fo:color="#374151" loext:opacity="100%" style:font-name="S hne" fo:font-size="10pt" fo:letter-spacing="normal" fo:font-style="normal" fo:font-weight="normal" officeooo:rsid="006d8e84" officeooo:paragraph-rsid="006d8e84" style:font-size-asian="10pt" style:font-size-complex="10pt" loext:padding="0.049cm" loext:border="0.06pt solid #d9d9e3"/>
    </style:style>
    <style:style style:name="P43" style:family="paragraph" style:parent-style-name="Standard">
      <style:text-properties officeooo:rsid="004cf0c5" officeooo:paragraph-rsid="004cf0c5"/>
    </style:style>
    <style:style style:name="P44" style:family="paragraph" style:parent-style-name="Standard">
      <style:text-properties officeooo:rsid="00545544" officeooo:paragraph-rsid="0055403d"/>
    </style:style>
    <style:style style:name="P45" style:family="paragraph" style:parent-style-name="Text_20_body">
      <style:text-properties officeooo:paragraph-rsid="0048d16a"/>
    </style:style>
    <style:style style:name="P46" style:family="paragraph" style:parent-style-name="Standard">
      <style:text-properties officeooo:rsid="00270718" officeooo:paragraph-rsid="00270718"/>
    </style:style>
    <style:style style:name="P47" style:family="paragraph" style:parent-style-name="Standard">
      <style:text-properties officeooo:rsid="0055e65e" officeooo:paragraph-rsid="0055e65e"/>
    </style:style>
    <style:style style:name="P48" style:family="paragraph" style:parent-style-name="Standard">
      <style:text-properties officeooo:rsid="005b2df9" officeooo:paragraph-rsid="005b2df9"/>
    </style:style>
    <style:style style:name="P49" style:family="paragraph" style:parent-style-name="Standard">
      <style:text-properties officeooo:rsid="00634a74" officeooo:paragraph-rsid="00634a74"/>
    </style:style>
    <style:style style:name="P50" style:family="paragraph" style:parent-style-name="Standard">
      <style:text-properties officeooo:rsid="0064fae2" officeooo:paragraph-rsid="0064fae2"/>
    </style:style>
    <style:style style:name="P51" style:family="paragraph" style:parent-style-name="Standard">
      <style:text-properties officeooo:rsid="006d8e84" officeooo:paragraph-rsid="006d8e84"/>
    </style:style>
    <style:style style:name="P52" style:family="paragraph" style:parent-style-name="Text_20_body">
      <style:text-properties officeooo:rsid="006d8e84" officeooo:paragraph-rsid="006d8e84"/>
    </style:style>
    <style:style style:name="P53" style:family="paragraph" style:parent-style-name="Standard">
      <style:text-properties officeooo:rsid="006d8e84" officeooo:paragraph-rsid="006e74e6"/>
    </style:style>
    <style:style style:name="P54" style:family="paragraph" style:parent-style-name="Text_20_body">
      <style:text-properties officeooo:rsid="006d8e84" officeooo:paragraph-rsid="0077296a"/>
    </style:style>
    <style:style style:name="P55" style:family="paragraph" style:parent-style-name="Standard">
      <style:text-properties officeooo:paragraph-rsid="0071b152"/>
    </style:style>
    <style:style style:name="P56" style:family="paragraph" style:parent-style-name="Standard">
      <style:text-properties officeooo:paragraph-rsid="00737b51"/>
    </style:style>
    <style:style style:name="P57" style:family="paragraph" style:parent-style-name="Text_20_body">
      <style:paragraph-properties fo:padding="0.049cm" fo:border="0.06pt solid #d9d9e3"/>
    </style:style>
    <style:style style:name="P58" style:family="paragraph" style:parent-style-name="Standard">
      <style:text-properties officeooo:rsid="006d8e84" officeooo:paragraph-rsid="008b0d89"/>
    </style:style>
    <style:style style:name="P59" style:family="paragraph" style:parent-style-name="Standard">
      <style:text-properties officeooo:rsid="008c76f1" officeooo:paragraph-rsid="008c76f1"/>
    </style:style>
    <style:style style:name="P60" style:family="paragraph" style:parent-style-name="Text_20_body" style:list-style-name="L1">
      <style:paragraph-properties fo:padding="0.049cm" fo:border="0.06pt solid #d9d9e3"/>
    </style:style>
    <style:style style:name="P6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62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63" style:family="paragraph" style:parent-style-name="Text_20_body" style:list-style-name="L2">
      <style:paragraph-properties fo:padding="0.049cm" fo:border="0.06pt solid #d9d9e3"/>
    </style:style>
    <style:style style:name="P64" style:family="paragraph" style:parent-style-name="Text_20_body">
      <style:text-properties officeooo:rsid="006d8e84" officeooo:paragraph-rsid="0077296a"/>
    </style:style>
    <style:style style:name="P65" style:family="paragraph" style:parent-style-name="Text_20_body">
      <style:text-properties officeooo:rsid="006d8e84" officeooo:paragraph-rsid="008b0d89"/>
    </style:style>
    <style:style style:name="T1" style:family="text">
      <style:text-properties officeooo:rsid="0025b555"/>
    </style:style>
    <style:style style:name="T2" style:family="text">
      <style:text-properties officeooo:rsid="002bba7f"/>
    </style:style>
    <style:style style:name="T3" style:family="text">
      <style:text-properties officeooo:rsid="002d8b95"/>
    </style:style>
    <style:style style:name="T4" style:family="text">
      <style:text-properties officeooo:rsid="0030b9bf"/>
    </style:style>
    <style:style style:name="T5" style:family="text">
      <style:text-properties officeooo:rsid="0030d463"/>
    </style:style>
    <style:style style:name="T6" style:family="text">
      <style:text-properties officeooo:rsid="00340599"/>
    </style:style>
    <style:style style:name="T7" style:family="text">
      <style:text-properties officeooo:rsid="0034ca89"/>
    </style:style>
    <style:style style:name="T8" style:family="text">
      <style:text-properties officeooo:rsid="0034d5f3"/>
    </style:style>
    <style:style style:name="T9" style:family="text">
      <style:text-properties officeooo:rsid="00378025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374151" loext:opacity="100%" style:font-name="S hne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374151" loext:opacity="100%" style:font-name="S hne" fo:font-size="10pt" fo:letter-spacing="normal" fo:font-style="normal" fo:font-weight="normal" officeooo:rsid="003efa36" style:font-size-asian="10pt" style:font-size-complex="10pt"/>
    </style:style>
    <style:style style:name="T14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normal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15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normal" officeooo:rsid="00771ffb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16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normal" officeooo:rsid="006d8e84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17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normal" officeooo:rsid="0077296a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18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normal" officeooo:rsid="008b0d89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19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normal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20" style:family="text">
      <style:text-properties fo:font-variant="normal" fo:text-transform="none" fo:color="#374151" loext:opacity="100%" style:font-name="S hne" fo:font-size="10pt" fo:letter-spacing="normal" fo:font-style="normal" style:text-underline-style="none" officeooo:rsid="0077296a" fo:background-color="transparent" loext:char-shading-value="0" style:font-size-asian="10pt" style:font-size-complex="10pt" loext:padding="0.049cm" loext:border="0.06pt solid #d9d9e3"/>
    </style:style>
    <style:style style:name="T21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bold" officeooo:rsid="0077296a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22" style:family="text">
      <style:text-properties fo:font-variant="normal" fo:text-transform="none" fo:color="#374151" loext:opacity="100%" style:font-name="S hne" fo:font-size="10pt" fo:letter-spacing="normal" fo:font-style="normal" style:text-underline-style="none" fo:font-weight="bold" officeooo:rsid="008b0d89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23" style:family="text">
      <style:text-properties fo:font-variant="normal" fo:text-transform="none" fo:color="#374151" loext:opacity="100%" style:font-name="S hne" fo:font-size="12pt" fo:letter-spacing="normal" fo:font-style="normal" style:text-underline-style="none" fo:font-weight="normal" officeooo:rsid="0077296a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24" style:family="text">
      <style:text-properties fo:font-variant="normal" fo:text-transform="none" fo:color="#374151" loext:opacity="100%" style:font-name="S hne" fo:font-size="12pt" fo:letter-spacing="normal" fo:font-style="normal" style:text-underline-style="none" officeooo:rsid="0077296a" fo:background-color="transparent" loext:char-shading-value="0" style:font-size-asian="10pt" style:font-size-complex="10pt" loext:padding="0.049cm" loext:border="0.06pt solid #d9d9e3"/>
    </style:style>
    <style:style style:name="T25" style:family="text">
      <style:text-properties fo:font-variant="normal" fo:text-transform="none" fo:color="#374151" loext:opacity="100%" style:font-name="S hne" fo:font-size="12pt" fo:letter-spacing="normal" fo:font-style="normal" style:text-underline-style="none" fo:font-weight="bold" officeooo:rsid="0077296a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26" style:family="text">
      <style:text-properties fo:font-variant="normal" fo:text-transform="none" fo:color="#374151" loext:opacity="100%" style:font-name="S hne" fo:letter-spacing="normal" fo:font-style="normal" style:text-underline-style="none" fo:font-weight="bold" officeooo:rsid="0077296a" fo:background-color="transparent" loext:char-shading-value="0" style:font-weight-asian="bold" style:font-weight-complex="bold" loext:padding="0.049cm" loext:border="0.06pt solid #d9d9e3"/>
    </style:style>
    <style:style style:name="T27" style:family="text">
      <style:text-properties fo:font-variant="normal" fo:text-transform="none" fo:color="#374151" loext:opacity="100%" style:font-name="S hne" fo:letter-spacing="normal" fo:font-style="normal" style:text-underline-style="none" officeooo:rsid="0077296a" fo:background-color="transparent" loext:char-shading-value="0" loext:padding="0.049cm" loext:border="0.06pt solid #d9d9e3"/>
    </style:style>
    <style:style style:name="T28" style:family="text">
      <style:text-properties fo:font-variant="normal" fo:text-transform="none" fo:color="#374151" loext:opacity="100%" fo:font-size="10pt" fo:letter-spacing="normal" style:font-size-asian="10pt" style:font-size-complex="10pt"/>
    </style:style>
    <style:style style:name="T29" style:family="text">
      <style:text-properties fo:font-variant="normal" fo:text-transform="none" fo:color="#374151" loext:opacity="100%" fo:font-size="10pt" fo:letter-spacing="normal" style:text-underline-style="none" fo:font-weight="bold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30" style:family="text">
      <style:text-properties fo:font-variant="normal" fo:text-transform="none" fo:color="#374151" loext:opacity="100%" fo:font-size="10pt" fo:letter-spacing="normal" style:text-underline-style="none" style:font-size-asian="10pt" style:font-size-complex="10pt"/>
    </style:style>
    <style:style style:name="T31" style:family="text">
      <style:text-properties fo:font-variant="normal" fo:text-transform="none" fo:color="#374151" loext:opacity="100%" fo:font-size="10pt" fo:letter-spacing="normal" fo:font-style="normal" style:text-underline-style="none" fo:font-weight="normal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32" style:family="text">
      <style:text-properties fo:font-variant="normal" fo:text-transform="none" fo:color="#374151" loext:opacity="100%" fo:font-size="10pt" fo:letter-spacing="normal" fo:font-style="normal" style:text-underline-style="none" fo:font-weight="normal" officeooo:rsid="0077296a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33" style:family="text">
      <style:text-properties fo:font-variant="normal" fo:text-transform="none" fo:color="#374151" loext:opacity="100%" fo:font-size="10pt" fo:letter-spacing="normal" fo:font-style="normal" style:text-underline-style="none" fo:font-weight="normal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34" style:family="text">
      <style:text-properties fo:font-variant="normal" fo:text-transform="none" fo:color="#374151" loext:opacity="100%" fo:font-size="10pt" fo:letter-spacing="normal" fo:font-style="normal" style:text-underline-style="none" fo:font-weight="normal" officeooo:rsid="0077296a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35" style:family="text">
      <style:text-properties fo:font-variant="normal" fo:text-transform="none" fo:color="#374151" loext:opacity="100%" fo:font-size="10pt" fo:letter-spacing="normal" fo:font-style="normal" style:text-underline-style="none" fo:font-weight="normal" officeooo:rsid="0077296a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36" style:family="text">
      <style:text-properties fo:font-variant="normal" fo:text-transform="none" fo:color="#374151" loext:opacity="100%" fo:font-size="10pt" fo:letter-spacing="normal" fo:font-style="normal" style:text-underline-style="none" fo:font-weight="bold" officeooo:rsid="006d8e84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37" style:family="text">
      <style:text-properties fo:font-variant="normal" fo:text-transform="none" fo:color="#374151" loext:opacity="100%" fo:font-size="10pt" fo:letter-spacing="normal" fo:font-style="normal" style:text-underline-style="none" fo:font-weight="bold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38" style:family="text">
      <style:text-properties fo:font-variant="normal" fo:text-transform="none" fo:color="#374151" loext:opacity="100%" fo:font-size="10pt" fo:letter-spacing="normal" fo:font-style="normal" style:text-underline-style="none" fo:font-weight="bold" officeooo:rsid="0077296a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39" style:family="text">
      <style:text-properties fo:font-variant="normal" fo:text-transform="none" fo:color="#374151" loext:opacity="100%" fo:font-size="10pt" fo:letter-spacing="normal" fo:font-style="normal" style:text-underline-style="none" officeooo:rsid="0077296a" fo:background-color="#ffff00" loext:char-shading-value="0" style:font-size-asian="10pt" style:font-size-complex="10pt" loext:padding="0.049cm" loext:border="0.06pt solid #d9d9e3"/>
    </style:style>
    <style:style style:name="T40" style:family="text">
      <style:text-properties fo:font-variant="normal" fo:text-transform="none" fo:color="#374151" loext:opacity="100%" style:font-name="Ubuntu" fo:font-size="10.5pt" fo:letter-spacing="normal" fo:font-style="normal" fo:font-weight="normal" style:font-size-asian="10.5pt" style:font-size-complex="10.5pt"/>
    </style:style>
    <style:style style:name="T41" style:family="text">
      <style:text-properties fo:font-variant="normal" fo:text-transform="none" fo:color="#374151" loext:opacity="100%" style:font-name="Ubuntu" fo:font-size="10.5pt" fo:letter-spacing="normal" fo:font-style="normal" fo:font-weight="normal" officeooo:rsid="000ecbf9" style:font-size-asian="10.5pt" style:font-size-complex="10.5pt"/>
    </style:style>
    <style:style style:name="T42" style:family="text">
      <style:text-properties fo:font-variant="normal" fo:text-transform="none" fo:color="#374151" loext:opacity="100%" style:font-name="Ubuntu" fo:font-size="10.5pt" fo:letter-spacing="normal" fo:font-style="normal" fo:font-weight="normal" officeooo:rsid="0048d16a" style:font-size-asian="10.5pt" style:font-size-complex="10.5pt"/>
    </style:style>
    <style:style style:name="T43" style:family="text">
      <style:text-properties fo:font-variant="normal" fo:text-transform="none" fo:color="#374151" loext:opacity="100%" fo:letter-spacing="normal" fo:font-style="normal" style:text-underline-style="none" fo:font-weight="bold" officeooo:rsid="0077296a" fo:background-color="#ffff00" loext:char-shading-value="0" style:font-weight-asian="bold" style:font-weight-complex="bold" loext:padding="0.049cm" loext:border="0.06pt solid #d9d9e3"/>
    </style:style>
    <style:style style:name="T44" style:family="text">
      <style:text-properties fo:font-variant="normal" fo:text-transform="none" fo:color="#111827" loext:opacity="100%" style:font-name="Söhne Mono" fo:font-size="10.5pt" fo:letter-spacing="normal" fo:font-style="normal" style:text-underline-style="none" fo:font-weight="bold" fo:background-color="transparent" loext:char-shading-value="0" style:font-size-asian="10pt" style:font-weight-asian="bold" style:font-size-complex="10pt" style:font-weight-complex="bold" loext:padding="0.049cm" loext:border="0.06pt solid #d9d9e3"/>
    </style:style>
    <style:style style:name="T45" style:family="text">
      <style:text-properties officeooo:rsid="00384a03"/>
    </style:style>
    <style:style style:name="T46" style:family="text">
      <style:text-properties officeooo:rsid="0039c70e"/>
    </style:style>
    <style:style style:name="T47" style:family="text">
      <style:text-properties officeooo:rsid="003b3084"/>
    </style:style>
    <style:style style:name="T48" style:family="text">
      <style:text-properties fo:font-size="10pt" officeooo:rsid="003b3084" style:font-size-asian="10pt" style:font-size-complex="10pt"/>
    </style:style>
    <style:style style:name="T49" style:family="text">
      <style:text-properties fo:font-size="10pt" style:font-size-asian="10pt" style:font-size-complex="10pt" loext:padding="0.049cm" loext:border="0.06pt solid #d9d9e3"/>
    </style:style>
    <style:style style:name="T50" style:family="text">
      <style:text-properties fo:font-size="10pt" officeooo:rsid="003efa36" style:font-size-asian="10pt" style:font-size-complex="10pt"/>
    </style:style>
    <style:style style:name="T51" style:family="text">
      <style:text-properties fo:font-size="10pt" officeooo:rsid="003efa36" style:font-size-asian="10pt" style:font-size-complex="10pt" loext:padding="0.049cm" loext:border="0.06pt solid #d9d9e3"/>
    </style:style>
    <style:style style:name="T52" style:family="text">
      <style:text-properties fo:font-size="10pt" style:text-underline-style="none" fo:font-weight="bold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53" style:family="text">
      <style:text-properties fo:font-size="10pt" style:text-underline-style="none" fo:font-weight="bold" officeooo:rsid="006e74e6" fo:background-color="#ffff00" loext:char-shading-value="0" style:font-size-asian="10pt" style:font-weight-asian="bold" style:font-size-complex="10pt" style:font-weight-complex="bold" loext:padding="0.049cm" loext:border="0.06pt solid #d9d9e3"/>
    </style:style>
    <style:style style:name="T54" style:family="text">
      <style:text-properties fo:font-size="10pt" style:text-underline-style="none" fo:font-weight="normal" officeooo:rsid="006e74e6" fo:background-color="transparent" loext:char-shading-value="0" style:font-size-asian="10pt" style:font-weight-asian="normal" style:font-size-complex="10pt" style:font-weight-complex="normal" loext:padding="0.049cm" loext:border="0.06pt solid #d9d9e3"/>
    </style:style>
    <style:style style:name="T55" style:family="text">
      <style:text-properties officeooo:rsid="003d2ffc"/>
    </style:style>
    <style:style style:name="T56" style:family="text">
      <style:text-properties officeooo:rsid="0045b24d"/>
    </style:style>
    <style:style style:name="T57" style:family="text">
      <style:text-properties officeooo:rsid="00497a26"/>
    </style:style>
    <style:style style:name="T58" style:family="text">
      <style:text-properties style:font-size-asian="10pt" style:font-size-complex="10pt"/>
    </style:style>
    <style:style style:name="T59" style:family="text">
      <style:text-properties officeooo:rsid="00228bdb" style:font-size-asian="10pt" style:font-size-complex="10pt"/>
    </style:style>
    <style:style style:name="T60" style:family="text">
      <style:text-properties officeooo:rsid="00228bdb"/>
    </style:style>
    <style:style style:name="T61" style:family="text">
      <style:text-properties officeooo:rsid="00212c39"/>
    </style:style>
    <style:style style:name="T62" style:family="text">
      <style:text-properties officeooo:rsid="004a3a8a"/>
    </style:style>
    <style:style style:name="T63" style:family="text">
      <style:text-properties officeooo:rsid="005b88a0"/>
    </style:style>
    <style:style style:name="T64" style:family="text">
      <style:text-properties officeooo:rsid="0065e48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Source_20_Text"><text:span text:style-name="T14"/></text:span></text:p>
      <text:p text:style-name="P58"><text:span text:style-name="Source_20_Text"><text:span text:style-name="T18">Jenkins port change commands:</text:span></text:span></text:p>
      <text:p text:style-name="P58"><text:span text:style-name="Source_20_Text"><text:span text:style-name="T18">systemctl stop jenkins</text:span></text:span></text:p>
      <text:p text:style-name="P65"><text:span text:style-name="Source_20_Text"><text:span text:style-name="T21">java -jar /usr/share/java/jenkins.war --webroot=/var/cache/jenkins/war –httpPort=8081</text:span></text:span></text:p>
      <text:p text:style-name="P65"><text:span text:style-name="Source_20_Text"><text:span text:style-name="T22">systemctl start jenkins</text:span></text:span></text:p>
      <text:p text:style-name="P54"><text:span text:style-name="Source_20_Text"><text:span text:style-name="T21"/></text:span></text:p>
      <text:p text:style-name="P54"><text:span text:style-name="Source_20_Text"><text:span text:style-name="T21">In summary, </text:span></text:span><text:span text:style-name="Source_20_Text"><text:span text:style-name="T38">mvn clean package</text:span></text:span><text:span text:style-name="Source_20_Text"><text:span text:style-name="T21"> ensures that you start the build process with a clean workspace by removing any previous build artifacts before creating a new one.</text:span></text:span></text:p>
      <text:p text:style-name="P54"><text:span text:style-name="Source_20_Text"><text:span text:style-name="T17">Eg: ls *?</text:span></text:span></text:p>
      <text:p text:style-name="P52"><text:span text:style-name="Source_20_Text"><text:span text:style-name="T14">The </text:span></text:span><text:span text:style-name="Source_20_Text"><text:span text:style-name="T31">*/</text:span></text:span><text:span text:style-name="Source_20_Text"><text:span text:style-name="T14"> is a wildcard used in shell scripting, particularly in Unix-like systems (e.g., Linux, macOS) for pattern matching and globbing. It's often used in conjunction with other characters to match files and directories based on specific patterns. Here's how </text:span></text:span><text:span text:style-name="Source_20_Text"><text:span text:style-name="T31">*/</text:span></text:span><text:span text:style-name="Source_20_Text"><text:span text:style-name="T14"> works:</text:span></text:span></text:p>
      <text:list xml:id="list3834497731" text:style-name="L1">
        <text:list-item>
          <text:p text:style-name="P60"><text:span text:style-name="Strong_20_Emphasis"><text:span text:style-name="Source_20_Text"><text:span text:style-name="T49">*</text:span></text:span></text:span><text:span text:style-name="Strong_20_Emphasis"><text:span text:style-name="T49"> (Asterisk)</text:span></text:span><text:span text:style-name="T49">: The asterisk is a wildcard character that matches zero or more characters in a filename or directory name. For example:</text:span></text:p>
          <text:list>
            <text:list-item>
              <text:p text:style-name="P61"><text:span text:style-name="Source_20_Text"><text:span text:style-name="T49">*.txt</text:span></text:span><text:span text:style-name="T49"> matches all files with a ".txt" extension.</text:span></text:p>
            </text:list-item>
            <text:list-item>
              <text:p text:style-name="P61"><text:span text:style-name="Source_20_Text"><text:span text:style-name="T49">file*</text:span></text:span><text:span text:style-name="T49"> matches all files whose names start with "file."</text:span></text:p>
            </text:list-item>
          </text:list>
        </text:list-item>
        <text:list-item>
          <text:p text:style-name="P60"><text:span text:style-name="Strong_20_Emphasis"><text:span text:style-name="Source_20_Text"><text:span text:style-name="T49">/</text:span></text:span></text:span><text:span text:style-name="Strong_20_Emphasis"><text:span text:style-name="T49"> (Forward Slash)</text:span></text:span><text:span text:style-name="T49">: The forward slash is used as a directory separator in Unix-like systems. When used in conjunction with </text:span><text:span text:style-name="Source_20_Text"><text:span text:style-name="T49">*</text:span></text:span><text:span text:style-name="T49">, it helps match directories.</text:span></text:p>
        </text:list-item>
        <text:list-item>
          <text:p text:style-name="P60"><text:span text:style-name="Strong_20_Emphasis"><text:span text:style-name="Source_20_Text"><text:span text:style-name="T49">*/</text:span></text:span></text:span><text:span text:style-name="Strong_20_Emphasis"><text:span text:style-name="T49"> (Wildcard Followed by Forward Slash)</text:span></text:span><text:span text:style-name="T49">: </text:span><text:span text:style-name="Source_20_Text"><text:span text:style-name="T49">*/</text:span></text:span><text:span text:style-name="T49"> is used to match all directories within the current directory. For example:</text:span></text:p>
          <text:list>
            <text:list-item>
              <text:p text:style-name="P61"><text:span text:style-name="Source_20_Text"><text:span text:style-name="T49">*/</text:span></text:span><text:span text:style-name="T49"> matches all directories in the current directory.</text:span></text:p>
            </text:list-item>
            <text:list-item>
              <text:p text:style-name="P60"><text:span text:style-name="Source_20_Text"><text:span text:style-name="T49">dir/*/</text:span></text:span><text:span text:style-name="T49"> matches all directories within "dir."</text:span></text:p>
            </text:list-item>
          </text:list>
        </text:list-item>
      </text:list>
      <text:p text:style-name="P57"><text:span text:style-name="T49">Here are some practical examples of how </text:span><text:span text:style-name="Source_20_Text"><text:span text:style-name="T49">*/</text:span></text:span><text:span text:style-name="T49"> can be used:</text:span></text:p>
      <text:list xml:id="list1010354025" text:style-name="L2">
        <text:list-item>
          <text:p text:style-name="P62"><text:span text:style-name="Source_20_Text"><text:span text:style-name="T49">ls */</text:span></text:span><text:span text:style-name="T49"> lists all subdirectories in the current directory.</text:span></text:p>
        </text:list-item>
        <text:list-item>
          <text:p text:style-name="P62"><text:span text:style-name="Source_20_Text"><text:span text:style-name="T49">rm -r */</text:span></text:span><text:span text:style-name="T49"> deletes all subdirectories and their contents in the current directory (use with caution).</text:span></text:p>
        </text:list-item>
        <text:list-item>
          <text:p text:style-name="P63"><text:span text:style-name="Source_20_Text"><text:span text:style-name="T49">cp file.txt */</text:span></text:span><text:span text:style-name="T49"> copies "file.txt" to all subdirectories in the current directory.</text:span></text:p>
        </text:list-item>
      </text:list>
      <text:p text:style-name="P57"><text:span text:style-name="T49">These are just a few examples of how </text:span><text:span text:style-name="Source_20_Text"><text:span text:style-name="T49">*/</text:span></text:span><text:span text:style-name="T49"> can be used to work with directories and perform operations on multiple directories or files that match a specific pattern. It's a powerful tool for batch operations in shell scripting.</text:span></text:p>
      <text:p text:style-name="Text_20_body"><text:line-break/><text:span text:style-name="Source_20_Text"><text:span text:style-name="T16">${#input[@]} -</text:span></text:span><text:span text:style-name="Source_20_Text"><text:span text:style-name="T15">length of an array</text:span></text:span></text:p>
      <text:p text:style-name="P51"><text:span text:style-name="Source_20_Text"><text:span text:style-name="T15">${#input} - length of an array</text:span></text:span></text:p>
      <text:p text:style-name="P51"><text:span text:style-name="Source_20_Text"><text:span text:style-name="T44">[[ "$input" =~ ^[0-9]+$ ]]</text:span></text:span></text:p>
      <text:p text:style-name="P51"><text:span text:style-name="Source_20_Text"><text:span text:style-name="T14">-&gt; <text:s/></text:span></text:span><text:span text:style-name="Source_20_Text"><text:span text:style-name="T52">=~</text:span></text:span><text:span text:style-name="Source_20_Text"><text:span text:style-name="T29"> </text:span></text:span><text:span text:style-name="Source_20_Text"><text:span text:style-name="T14">operator is used to perform the pattern matching.</text:span></text:span></text:p>
      <text:p text:style-name="P55"><text:span text:style-name="Source_20_Text"><text:span text:style-name="T36"><text:s text:c="3"/></text:span></text:span><text:span text:style-name="Source_20_Text"><text:span text:style-name="T37">^</text:span></text:span><text:span text:style-name="Source_20_Text"><text:span text:style-name="T19">:</text:span></text:span><text:span text:style-name="Source_20_Text"><text:span text:style-name="T14"> This symbol represents the start of the line or string. It ensures that the pattern matches <text:s text:c="2"/></text:span></text:span></text:p>
      <text:p text:style-name="P55"><text:span text:style-name="Source_20_Text"><text:span text:style-name="T14"><text:s text:c="9"/>from the beginning of the input.</text:span></text:span></text:p>
      <text:p text:style-name="P55"><text:soft-page-break/><text:span text:style-name="Source_20_Text"><text:span text:style-name="T14"><text:s text:c="5"/></text:span></text:span><text:span text:style-name="Source_20_Text"><text:span text:style-name="T33">+</text:span></text:span><text:span text:style-name="Source_20_Text"><text:span text:style-name="T19">: </text:span></text:span><text:span text:style-name="Source_20_Text"><text:span text:style-name="T14">The plus sign indicates that the preceding character class </text:span></text:span><text:span text:style-name="Source_20_Text"><text:span text:style-name="T31">[0-9]</text:span></text:span><text:span text:style-name="Source_20_Text"><text:span text:style-name="T14"> should match one or more times. In other words, it ensures that there are one or more digits.</text:span></text:span></text:p>
      <text:p text:style-name="P56"><text:span text:style-name="Source_20_Text"><text:span text:style-name="T14"><text:s text:c="5"/></text:span></text:span><text:span text:style-name="Source_20_Text"><text:span text:style-name="T33">$</text:span></text:span><text:span text:style-name="Source_20_Text"><text:span text:style-name="T19">: </text:span></text:span><text:span text:style-name="Source_20_Text"><text:span text:style-name="T14">This symbol represents the end of the line or string. It ensures that the pattern matches <text:s text:c="2"/></text:span></text:span></text:p>
      <text:p text:style-name="P56"><text:span text:style-name="Source_20_Text"><text:span text:style-name="T14"><text:s text:c="9"/>all the way to the end of the input.</text:span></text:span></text:p>
      <text:p text:style-name="P53"><text:span text:style-name="Source_20_Text"><text:span text:style-name="T53">-&gt; read -r variable name <text:s/>- </text:span></text:span><text:span text:style-name="Source_20_Text"><text:span text:style-name="T54">here -r stores the backslashes also in the output.</text:span></text:span></text:p>
      <text:p text:style-name="P51"><text:span text:style-name="Source_20_Text"><text:span text:style-name="T52">-&gt; $#</text:span></text:span><text:span text:style-name="T30"> </text:span><text:span text:style-name="T12">is a special variable that represents the number of command-line arguments passed to a script or a shell function. It provides a convenient way to determine how many arguments were provided when the script or function was invoked.</text:span></text:p>
      <text:p text:style-name="P42"/>
      <text:p text:style-name="P51">While read variable_name;</text:p>
      <text:p text:style-name="P51">do</text:p>
      <text:p text:style-name="P51"><text:s text:c="5"/>echo</text:p>
      <text:p text:style-name="P51">done<text:line-break/>#reads the input until we give.</text:p>
      <text:p text:style-name="P51"/>
      <text:p text:style-name="P50">; <text:span text:style-name="T64">combines two commands.</text:span></text:p>
      <text:p text:style-name="P50">man 7 signal</text:p>
      <text:p text:style-name="P49">ctrl+z and ctrl+c will stop the script from execution.</text:p>
      <text:p text:style-name="P49">$$ - cocmmand displays the pid <text:s/>number.</text:p>
      <text:p text:style-name="P49"/>
      <text:p text:style-name="P48">echo <text:s/>${BASH_VERSION} -&gt; To get the bash version</text:p>
      <text:p text:style-name="P48">echo "${BASH_VERSION:0:1}" -&gt; <text:span text:style-name="T63">prints only the first character of the version.</text:span></text:p>
      <text:p text:style-name="P48">a=$(echo "${BASH_VERSION}" | cut -c 1) <text:s/>-&gt; <text:span text:style-name="T63">prints only the first character of the version.</text:span></text:p>
      <text:p text:style-name="P36"><text:span text:style-name="T62">DIFFERENT WAYS OF </text:span>&amp;&amp; operation can be used as </text:p>
      <text:p text:style-name="P36"><text:span text:style-name="T62">EG 1.) </text:span>-a flag</text:p>
      <text:p text:style-name="P34">age = 20</text:p>
      <text:p text:style-name="P39">if <text:s/>[ ‘$age’ <text:s/>-eq 20 <text:span text:style-name="T60">]</text:span> <text:span text:style-name="T57">&amp;&amp;</text:span> <text:s/><text:span text:style-name="T60">[</text:span>‘$sex’ -eq ‘m’ ] </text:p>
      <text:p text:style-name="P34">if <text:s/>[ ‘$age’ <text:s/>-eq 20 <text:s/>-a <text:s/>‘$sex’ -eq ‘m’ ] </text:p>
      <text:p text:style-name="P34">eg: &amp;&amp; - we need to use double square brackets for this</text:p>
      <text:p text:style-name="P35">if <text:s/><text:span text:style-name="T57">[</text:span>[ ‘$age’ <text:s/>-eq 20 <text:s/><text:span text:style-name="T57">&amp;&amp;</text:span> <text:s/>‘$sex’ -eq ‘m’ ] <text:span text:style-name="T57">]</text:span></text:p>
      <text:p text:style-name="P41">USE OF <text:span text:style-name="T60">DIFFERENT WAYS OF </text:span><text:span text:style-name="T61">OR </text:span>OPERATIOR – <text:span text:style-name="T60">o</text:span> AND <text:span text:style-name="T61">||</text:span>:</text:p>
      <text:p text:style-name="P38">age=60</text:p>
      <text:p text:style-name="P37"><text:span text:style-name="T58">if [“$</text:span><text:span text:style-name="T59">age” -gt 18 ] || [ “$age” -lt 30]</text:span></text:p>
      <text:p text:style-name="P40">if [“$age” -gt 18 <text:s/>-o “$age” -lt 30]</text:p>
      <text:p text:style-name="P40">if [[“$age” -gt 18 <text:s/>|| “$age” -lt 30]]</text:p>
      <text:p text:style-name="P33">Ctrl + alt +t -&gt; to open a terminal.</text:p>
      <text:p text:style-name="P24"><text:span text:style-name="T3">&lt;&lt;&lt; - </text:span><text:span text:style-name="T47">here string </text:span><text:span text:style-name="T48">- </text:span><text:span text:style-name="T12">t allows you to feed a string as input to a command, similar to how you use a pipe (</text:span><text:span text:style-name="Source_20_Text"><text:span text:style-name="T49">|</text:span></text:span><text:span text:style-name="T12">) to send the output of one command as input to another command.</text:span></text:p>
      <text:p text:style-name="P59">Adduser</text:p>
      <text:p text:style-name="P59">useradd</text:p>
      <text:p text:style-name="P11">Awk <text:s/>-<text:span text:style-name="T46">F </text:span>- mawk - pattern scanning and text processing language <text:s/>-<text:span text:style-name="T46">F “ “ referst feild separator, a string is seperated by white space so we mentioned “ <text:s/>“ one empty space between the inverted commas.</text:span></text:p>
      <text:p text:style-name="P43">bc- NAME</text:p>
      <text:p text:style-name="P43"><text:s text:c="7"/>bc - An arbitrary precision calculator language</text:p>
      <text:p text:style-name="P43"/>
      <text:p text:style-name="P43">SYNTAX</text:p>
      <text:p text:style-name="P43"><text:s text:c="7"/>bc [ -hlwsqv ] [long-options] [ <text:s/>file ... ]</text:p>
      <text:p text:style-name="P3">cat</text:p>
      <text:p text:style-name="P16">clear-remove sections from each line of files</text:p>
      <text:p text:style-name="P16"/>
      <text:p text:style-name="P10">cut – <text:s/>remove sections from each line of files, <text:span text:style-name="T56">prints the nth character if mentioned cut -c n</text:span></text:p>
      <text:p text:style-name="P15">curl url – <text:span text:style-name="T5">retrive the information from the internet.</text:span></text:p>
      <text:p text:style-name="P15"><text:soft-page-break/>generally devops engineer uploads the generated log files into amazon s3, google storage or azure blob, to access the logfile <text:s/>to your linux we need to use the curl command following the logfile url.</text:p>
      <text:p text:style-name="P1">chmod</text:p>
      <text:p text:style-name="P1">clear</text:p>
      <text:p text:style-name="P1">cd</text:p>
      <text:p text:style-name="P5">df -<text:span text:style-name="T45">h</text:span></text:p>
      <text:p text:style-name="P9">date</text:p>
      <text:p text:style-name="P29">exit</text:p>
      <text:p text:style-name="P4">free – displays the amount of memory </text:p>
      <text:p text:style-name="P16">find <text:s/>/ -<text:span text:style-name="T6">name <text:s/>filename <text:s text:c="11"/>-# <text:s text:c="2"/>/ refers to check in all locations.</text:span></text:p>
      <text:p text:style-name="P46">Grep</text:p>
      <text:p text:style-name="P47">gnome-terminal &amp; - will open terminals , in scripts can be used in while loops and can open multiple terminals at a time.</text:p>
      <text:p text:style-name="P23">grep -o – which stands for only,it will only count the letter mentioned</text:p>
      <text:p text:style-name="P1">history -used to see the previous commands.</text:p>
      <text:p text:style-name="P28"><text:span text:style-name="T50">Jq - </text:span><text:span text:style-name="Source_20_Text"><text:span text:style-name="T49">jq</text:span></text:span><text:span text:style-name="T28"> </text:span><text:span text:style-name="T12">is a command-line tool for processing and manipulating JSON data. </text:span><text:span text:style-name="T13">To get information from json parser.</text:span></text:p>
      <text:p text:style-name="P8">Kill pid</text:p>
      <text:p text:style-name="P25">ln</text:p>
      <text:p text:style-name="P17">LOOPING IN SHELL SCRIPTING:</text:p>
      <text:p text:style-name="P17">if</text:p>
      <text:p text:style-name="P17">if else-</text:p>
      <text:p text:style-name="P18">if-else.sh........................................................</text:p>
      <text:p text:style-name="P18">a = 4</text:p>
      <text:p text:style-name="P18">b = 10</text:p>
      <text:p text:style-name="P18"/>
      <text:p text:style-name="P18">if [ $a &gt; $b ]</text:p>
      <text:p text:style-name="P18">then</text:p>
      <text:p text:style-name="P18"><text:s text:c="4"/>echo " a is greater than b "</text:p>
      <text:p text:style-name="P18">else</text:p>
      <text:p text:style-name="P18"><text:s text:c="4"/>echo " b is greater than a "</text:p>
      <text:p text:style-name="P18">fi <text:s/></text:p>
      <text:p text:style-name="P18"/>
      <text:p text:style-name="P18">there are for , while , until, select loop in shell but most widely for is used.</text:p>
      <text:p text:style-name="P18"/>
      <text:p text:style-name="P18">For</text:p>
      <text:p text:style-name="P18">for i in {1.100}; do echo $1; done</text:p>
      <text:p text:style-name="P17"/>
      <text:p text:style-name="P17">........................................................................</text:p>
      <text:p text:style-name="P1">ls</text:p>
      <text:p text:style-name="P27">logrotate</text:p>
      <text:p text:style-name="P27">logrotate -f /etc/logrotate.conf</text:p>
      <text:p text:style-name="P1">man</text:p>
      <text:p text:style-name="P1">mkdir</text:p>
      <text:p text:style-name="P4">nproc – dislays no of cpu’s.</text:p>
      <text:p text:style-name="P22">netcat</text:p>
      <text:p text:style-name="P1">Pwd</text:p>
      <text:p text:style-name="P8">pipe | - <text:span text:style-name="T2">send the output of the first command to second command.</text:span></text:p>
      <text:p text:style-name="P7">ps -ef – displays all the running prrocesses -ef in a full format.</text:p>
      <text:p text:style-name="P9">Ps -ef | grep “process name”</text:p>
      <text:p text:style-name="P12">ps -ef <text:s/>| grep amazon | awk -F <text:s/>“ <text:s text:c="2"/>“ ‘{print <text:s/>$2}’</text:p>
      <text:p text:style-name="P30">rm -rf</text:p>
      <text:p text:style-name="P32"><text:soft-page-break/>read -s variablename – when we give input in the runtime the letters are not visible if we use -s. </text:p>
      <text:p text:style-name="P45"><text:span text:style-name="T40">-&gt; </text:span><text:span text:style-name="T41">read -p <text:s/>‘username : ‘ userdetails <text:s/>-&gt; -p <text:s/>refers to we can give the input in the same line </text:span><text:span text:style-name="T42">in the runtime.</text:span></text:p>
      <text:p text:style-name="P17">REVERSE SEARCH IN LINUX :</text:p>
      <text:p text:style-name="P17">ctrl+r</text:p>
      <text:p text:style-name="P17">.......................................................................</text:p>
      <text:p text:style-name="P17">sudo su -</text:p>
      <text:p text:style-name="P22">sar</text:p>
      <text:p text:style-name="P14">USED IN SHELL SCRIPTING.....................</text:p>
      <text:p text:style-name="P6">set -x <text:s/>- debug mode in vim editor- show the command during execution, every script line it </text:p>
      <text:p text:style-name="P13">set -e <text:s/>- exits the script when there is an error</text:p>
      <text:p text:style-name="P14">drawback for set -e is when ever thee is invalid command and after that pipe and valid command , then it will not show the error , it will treat all the command as valid one and proceed for execution.</text:p>
      <text:p text:style-name="P14">Eg : sjfkfjkgjfkj | echo – it will execute.</text:p>
      <text:p text:style-name="P14"><text:s text:c="8"/>Sljdjdfjdfjdj | echo |asdfgh – it will not execute as the last command is invalid.</text:p>
      <text:p text:style-name="P13">set -o pipefail - <text:s/><text:span text:style-name="T4">when there is a single pipe fail it will stop executing.</text:span></text:p>
      <text:p text:style-name="P26">Set - u</text:p>
      <text:p text:style-name="P14">ALSO CAN BE WRITTEN IF WE WANT ALL</text:p>
      <text:p text:style-name="P14">set -exo pipefail</text:p>
      <text:p text:style-name="P44">sleep time in seconds – eg sleep 20 – curser will come back after 20 seconds.</text:p>
      <text:p text:style-name="P27">sort</text:p>
      <text:p text:style-name="P6">executes it give you + symbol for avoiding ambiguity which line does the script belongs to.</text:p>
      <text:p text:style-name="P2">..............................................................................</text:p>
      <text:p text:style-name="P19">SIGNALS IN LINUX......................................................</text:p>
      <text:p text:style-name="P19"><text:a xlink:type="simple" xlink:href="https://faculty.cs.niu.edu/~hutchins/csci480/signals.htm" text:style-name="Internet_20_link" text:visited-style-name="Visited_20_Internet_20_Link">https://faculty.cs.niu.edu/~hutchins/csci480/signals.htm</text:a></text:p>
      <text:p text:style-name="P20">..........</text:p>
      <text:p text:style-name="P20">trap <text:s/>echo “dont use the ctrl+c” SIGINT</text:p>
      <text:p text:style-name="P21"><text:span text:style-name="T9">#</text:span><text:span text:style-name="T10"> </text:span><text:span text:style-name="T11">2 SIGINT <text:s text:c="4"/>Terminate <text:s text:c="2"/>Interrupt from keyboard, Control-C <text:s text:c="2"/>Yes</text:span></text:p>
      <text:p text:style-name="P20">...........</text:p>
      <text:p text:style-name="P20">trap “rm -rf *” SIGINT</text:p>
      <text:p text:style-name="P19">..........................................................................................</text:p>
      <text:p text:style-name="P2"><text:span text:style-name="T7">t</text:span>ouch</text:p>
      <text:p text:style-name="P22">traceroute <text:span text:style-name="T55">url – debugs the network</text:span></text:p>
      <text:p text:style-name="P26">tracepath – also used for network debugging.</text:p>
      <text:p text:style-name="P10">trim – find in web</text:p>
      <text:p text:style-name="P18">trap – <text:span text:style-name="T8">trap is basically used for trapping signals.</text:span></text:p>
      <text:p text:style-name="P4">top -<text:span text:style-name="T1">displays the processes in the machine, which process taking more menory, and which take less.</text:span></text:p>
      <text:p text:style-name="P2">vim</text:p>
      <text:p text:style-name="P16">wget – will dowload the given url to your system , where as curl <text:s/>command directly displays the information.when we want to store the file into local we use WGET , when we just want to see the file with out storing we will use the curl command.</text:p>
      <text:p text:style-name="P31">Which command will locate the path of any command</text:p>
      <text:p text:style-name="P23">Wc</text:p>
      <text:p text:style-name="P23">wc -l – find the number of lines and print the number.</text:p>
      <text:p text:style-name="P23"><text:span text:style-name="Strong_20_Emphasis"><text:span text:style-name="T51">y</text:span></text:span><text:span text:style-name="Strong_20_Emphasis"><text:span text:style-name="T49">q:</text:span></text:span><text:span text:style-name="T28"> </text:span><text:span text:style-name="Source_20_Text"><text:span text:style-name="T49">yq</text:span></text:span><text:span text:style-name="T28"> </text:span><text:span text:style-name="T12">is a command-line tool for processing and manipulating YAML data.</text:span></text:p>
      <text:p text:style-name="P19">Yes – yes command prints unlimites y’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6:12:38.659805099</meta:creation-date>
    <meta:editing-duration>PT17H24M46S</meta:editing-duration>
    <meta:editing-cycles>13</meta:editing-cycles>
    <meta:generator>LibreOffice/7.3.7.2$Linux_X86_64 LibreOffice_project/30$Build-2</meta:generator>
    <dc:date>2023-09-14T21:47:01.860163976</dc:date>
    <meta:document-statistic meta:table-count="0" meta:image-count="0" meta:object-count="0" meta:page-count="4" meta:paragraph-count="153" meta:word-count="1355" meta:character-count="7902" meta:non-whitespace-character-count="6551"/>
  </office:meta>
</office:document-meta>
</file>